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g7_8cjxKaT48cAUB5J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9T09:47:22.645401929</meta:creation-date>
    <dc:date>2021-07-29T09:47:55.434032072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20" meta:non-whitespace-character-count="20"/>
    <meta:generator>LibreOffice/6.1.5.2$Linux_X86_64 LibreOffice_project/10$Build-2</meta:generator>
  </office:meta>
</office:document-meta>
</file>